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6AF3AC289E3BFCF244.png" manifest:media-type="image/png"/>
  <manifest:file-entry manifest:full-path="Pictures/100018B00000120600000BFBE92E31CEEE9FE04E.svg" manifest:media-type="image/svg+xml"/>
  <manifest:file-entry manifest:full-path="Pictures/10000201000000C4000000C4E3D56C70996089AA.png" manifest:media-type="image/png"/>
  <manifest:file-entry manifest:full-path="Pictures/10001DEC0000063B000004BAB8953B88B0E7009E.svg" manifest:media-type="image/svg+xml"/>
  <manifest:file-entry manifest:full-path="Pictures/10000201000000A00000006A5F693D149535A788.png" manifest:media-type="image/png"/>
  <manifest:file-entry manifest:full-path="Pictures/10001AED0000160E000016230EF8B9A0B8111F2C.svg" manifest:media-type="image/svg+xml"/>
  <manifest:file-entry manifest:full-path="Pictures/10000201000000370000002A06CF26487D45815F.png" manifest:media-type="image/png"/>
  <manifest:file-entry manifest:full-path="Pictures/1000186A0000120600000BFAF8459D9DE7C42C2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Noto Mono" svg:font-family="'Noto Mono'" style:font-pitch="variable"/>
    <style:font-face style:name="Source Code Pro1" svg:font-family="'Source Code Pro'" style:font-pitch="variable"/>
    <style:font-face style:name="Source Code Pro" svg:font-family="'Source Code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1.716cm" fo:min-width="4.1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1.016cm" fo:min-width="4.1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4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016cm" fo:min-width="3.06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644cm"/>
      <style:paragraph-properties style:writing-mode="lr-tb"/>
    </style:style>
    <style:style style:name="gr6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2.212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787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2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209cm" fo:min-width="1.182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208cm" fo:min-width="1.18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265cm" fo:min-width="1.193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.231cm"/>
      <style:paragraph-properties style:writing-mode="lr-tb"/>
    </style:style>
    <style:style style:name="gr14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6.012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631cm"/>
      <style:paragraph-properties style:writing-mode="lr-tb"/>
    </style:style>
    <style:style style:name="gr16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4.62cm"/>
      <style:paragraph-properties style:writing-mode="lr-tb"/>
    </style:style>
    <style:style style:name="gr18" style:family="graphic" style:parent-style-name="standard">
      <style:graphic-properties svg:stroke-width="0.035cm" svg:stroke-color="#b22222" draw:marker-start-width="0.352cm" draw:marker-end-width="0.352cm" draw:fill="none" draw:textarea-horizontal-align="justify" draw:textarea-vertical-align="middle" draw:auto-grow-height="false" fo:min-height="0.266cm" fo:min-width="1.14cm" fo:padding-top="0.117cm" fo:padding-bottom="0.117cm" fo:padding-left="0.117cm" fo:padding-right="0.117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5cm"/>
      <style:paragraph-properties style:writing-mode="lr-tb"/>
    </style:style>
    <style:style style:name="gr20" style:family="graphic" style:parent-style-name="standard">
      <style:graphic-properties draw:stroke="none" svg:stroke-width="0.02cm" draw:marker-start-width="0.33cm" draw:marker-end-width="0.33cm" draw:fill-color="#069a2e" draw:textarea-horizontal-align="justify" draw:textarea-vertical-align="middle" draw:auto-grow-height="false" fo:min-height="0.301cm" fo:min-width="2.34cm" fo:padding-top="0.05cm" fo:padding-bottom="0.05cm" fo:padding-left="0.08cm" fo:padding-right="0.08cm"/>
      <style:paragraph-properties style:writing-mode="lr-tb"/>
    </style:style>
    <style:style style:name="gr21" style:family="graphic" style:parent-style-name="standard">
      <style:graphic-properties draw:stroke="none" svg:stroke-width="0.02cm" draw:marker-start-width="0.33cm" draw:marker-end-width="0.33cm" draw:fill-color="#c9211e" draw:textarea-horizontal-align="justify" draw:textarea-vertical-align="middle" draw:auto-grow-height="false" fo:min-height="0.301cm" fo:min-width="2.34cm" fo:padding-top="0.05cm" fo:padding-bottom="0.05cm" fo:padding-left="0.08cm" fo:padding-right="0.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Source Code Pro1"/>
    </style:style>
    <style:style style:name="P3" style:family="paragraph">
      <loext:graphic-properties draw:fill="none" draw:fill-color="#ffffff"/>
      <style:paragraph-properties style:writing-mode="lr-tb"/>
      <style:text-properties fo:color="#8d281e" loext:opacity="100%" style:font-name="Source Code Pro1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use-window-font-color="true" loext:opacity="0%" style:font-name="Noto Mono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bababa" loext:opacity="100%" style:font-name="Source Code Pro1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style:font-name="Source Code Pro1" fo:font-size="12pt" style:font-size-asian="12pt" style:font-size-complex="12pt"/>
    </style:style>
    <style:style style:name="P7" style:family="paragraph">
      <loext:graphic-properties draw:fill="none" draw:fill-color="#ffffff"/>
      <style:text-properties fo:color="#ea7500" loext:opacity="100%" style:font-name="Source Code Pro" fo:font-size="12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font-name="Hack"/>
    </style:style>
    <style:style style:name="P10" style:family="paragraph">
      <loext:graphic-properties draw:fill="none" draw:fill-color="#ffffff"/>
      <style:paragraph-properties style:writing-mode="lr-tb"/>
      <style:text-properties fo:color="#069a2e" loext:opacity="100%" style:font-name="Source Code Pro1" fo:font-size="10pt" style:font-size-asian="10pt" style:font-size-complex="10pt"/>
    </style:style>
    <style:style style:name="P11" style:family="paragraph">
      <style:text-properties fo:color="#5b277d" loext:opacity="100%" style:font-name="Source Code Pro1"/>
    </style:style>
    <style:style style:name="P12" style:family="paragraph">
      <loext:graphic-properties draw:fill="none" draw:fill-color="#ffffff"/>
      <style:paragraph-properties style:writing-mode="lr-tb"/>
      <style:text-properties fo:color="#5b277d" loext:opacity="100%" style:font-name="Source Code Pro1" fo:font-size="10pt" style:font-size-asian="10pt" style:font-size-complex="10pt"/>
    </style:style>
    <style:style style:name="P13" style:family="paragraph">
      <style:paragraph-properties fo:text-align="start"/>
      <style:text-properties fo:color="#ffffff" loext:opacity="100%" style:font-name="Source Code Pro1"/>
    </style:style>
    <style:style style:name="P14" style:family="paragraph">
      <loext:graphic-properties draw:fill-color="#069a2e"/>
      <style:paragraph-properties fo:text-align="start"/>
      <style:text-properties fo:color="#ffffff" loext:opacity="100%" style:font-name="Source Code Pro1" fo:font-size="9pt" fo:font-weight="normal" style:font-size-asian="9pt" style:font-weight-asian="bold" style:font-size-complex="9pt" style:font-weight-complex="bold"/>
    </style:style>
    <style:style style:name="P15" style:family="paragraph">
      <style:paragraph-properties fo:text-align="end" style:writing-mode="lr-tb">
        <style:tab-stops/>
      </style:paragraph-properties>
      <style:text-properties fo:color="#ffffff" loext:opacity="100%" style:font-name="Source Code Pro1"/>
    </style:style>
    <style:style style:name="P16" style:family="paragraph">
      <loext:graphic-properties draw:fill-color="#c9211e"/>
      <style:paragraph-properties fo:text-align="end" style:writing-mode="lr-tb">
        <style:tab-stops/>
      </style:paragraph-properties>
      <style:text-properties fo:color="#ffffff" loext:opacity="100%" style:font-name="Source Code Pro1" fo:font-size="9pt" fo:font-weight="normal" style:font-size-asian="9pt" style:font-weight-asian="bold" style:font-size-complex="9pt" style:font-weight-complex="bold"/>
    </style:style>
    <style:style style:name="T1" style:family="text">
      <style:text-properties fo:color="#8d281e" loext:opacity="100%" style:font-name="Source Code Pro1" fo:font-size="10pt" style:font-size-asian="10pt" style:font-size-complex="10pt"/>
    </style:style>
    <style:style style:name="T2" style:family="text">
      <style:text-properties style:use-window-font-color="true" loext:opacity="0%" style:font-name="Noto Mono" fo:font-size="8pt" style:font-size-asian="8pt" style:font-size-complex="8pt"/>
    </style:style>
    <style:style style:name="T3" style:family="text">
      <style:text-properties fo:color="#bababa" loext:opacity="100%" style:font-name="Source Code Pro1" fo:font-size="10pt" style:font-size-asian="10pt" style:font-size-complex="1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ea7500" loext:opacity="100%" style:font-name="Source Code Pro" fo:font-size="10pt" fo:font-weight="normal" style:font-size-asian="14pt" style:font-weight-asian="normal" style:font-size-complex="14pt" style:font-weight-complex="normal"/>
    </style:style>
    <style:style style:name="T6" style:family="text">
      <style:text-properties style:font-name="Hack" fo:font-size="10pt" style:font-size-asian="10pt" style:font-size-complex="10pt"/>
    </style:style>
    <style:style style:name="T7" style:family="text">
      <style:text-properties fo:color="#069a2e" loext:opacity="100%" style:font-name="Source Code Pro1" fo:font-size="10pt" style:font-size-asian="10pt" style:font-size-complex="10pt"/>
    </style:style>
    <style:style style:name="T8" style:family="text">
      <style:text-properties fo:color="#5b277d" loext:opacity="100%" style:font-name="Source Code Pro1" fo:font-size="10pt" style:font-size-asian="10pt" style:font-size-complex="10pt"/>
    </style:style>
    <style:style style:name="T9" style:family="text">
      <style:text-properties fo:color="#ffffff" loext:opacity="100%" style:font-name="Source Code Pro1"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2cm" svg:x="11.5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1.3cm" svg:x="6cm" svg:y="1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5cm" svg:y1="2cm" svg:x2="6.25cm" svg:y2="2cm">
          <text:p/>
        </draw:line>
        <draw:line draw:style-name="gr3" draw:text-style-name="P1" draw:layer="layout" svg:x1="14.25cm" svg:y1="1.25cm" svg:x2="13.5cm" svg:y2="1.75cm">
          <text:p/>
        </draw:line>
        <draw:line draw:style-name="gr3" draw:text-style-name="P1" draw:layer="layout" svg:x1="14.25cm" svg:y1="2cm" svg:x2="13.75cm" svg:y2="2cm">
          <text:p/>
        </draw:line>
        <draw:line draw:style-name="gr3" draw:text-style-name="P1" draw:layer="layout" svg:x1="14.25cm" svg:y1="2.75cm" svg:x2="13.5cm" svg:y2="2.25cm">
          <text:p/>
        </draw:line>
        <draw:line draw:style-name="gr3" draw:text-style-name="P1" draw:layer="layout" svg:x1="12.65cm" svg:y1="2cm" svg:x2="11.65cm" svg:y2="2cm">
          <text:p/>
        </draw:line>
        <draw:line draw:style-name="gr3" draw:text-style-name="P1" draw:layer="layout" svg:x1="5cm" svg:y1="2cm" svg:x2="4cm" svg:y2="2cm">
          <text:p/>
        </draw:line>
        <draw:custom-shape draw:style-name="gr4" draw:text-style-name="P1" draw:layer="layout" svg:width="3.6cm" svg:height="1.3cm" svg:x="1.6cm" svg:y="1.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44cm" svg:height="0.751cm" svg:x="1.313cm" svg:y="0.788cm">
          <draw:text-box>
            <text:p text:style-name="P2"><text:span text:style-name="T1">Hosting VLAN</text:span></text:p>
          </draw:text-box>
        </draw:frame>
        <draw:custom-shape draw:style-name="gr6" draw:text-style-name="P1" draw:layer="layout" svg:width="2.8cm" svg:height="2.5cm" svg:x="4.3cm" svg:y="0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518cm" svg:height="0.911cm" svg:x="5.213cm" svg:y="2.488cm">
          <draw:text-box>
            <text:p><text:span text:style-name="T2">Hub</text:span></text:p>
            <text:p><text:span text:style-name="T2">Router</text:span></text:p>
          </draw:text-box>
        </draw:frame>
        <draw:line draw:style-name="gr3" draw:text-style-name="P1" draw:layer="layout" svg:x1="2.75cm" svg:y1="2cm" svg:x2="1.75cm" svg:y2="2cm">
          <text:p/>
        </draw:line>
        <draw:frame draw:style-name="gr8" draw:text-style-name="P1" draw:layer="layout" svg:width="1.8cm" svg:height="1.18cm" svg:x="0.213cm" svg:y="1.488cm">
          <draw:image xlink:href="Pictures/1000186A0000120600000BFAF8459D9DE7C42C25.svg" xlink:type="simple" xlink:show="embed" xlink:actuate="onLoad" draw:mime-type="image/svg+xml">
            <text:p/>
          </draw:image>
          <draw:image xlink:href="Pictures/10000201000000A00000006A5F693D149535A788.png" xlink:type="simple" xlink:show="embed" xlink:actuate="onLoad" draw:mime-type="image/png"/>
        </draw:frame>
        <draw:frame draw:style-name="gr8" draw:text-style-name="P1" draw:layer="layout" svg:width="1.58cm" svg:height="1.2cm" svg:x="2.613cm" svg:y="1.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370000002A06CF26487D45815F.png" xlink:type="simple" xlink:show="embed" xlink:actuate="onLoad" draw:mime-type="image/png"/>
        </draw:frame>
        <draw:frame draw:style-name="gr9" draw:text-style-name="P5" draw:layer="layout" svg:width="0.942cm" svg:height="0.696cm" svg:x="4.114cm" svg:y="3.089cm">
          <draw:text-box>
            <text:p text:style-name="P2"><text:span text:style-name="T3">vm</text:span></text:p>
          </draw:text-box>
        </draw:frame>
        <draw:frame draw:style-name="gr8" draw:text-style-name="P1" draw:layer="layout" svg:width="1.58cm" svg:height="1.2cm" svg:x="12.413cm" svg:y="1.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370000002A06CF26487D45815F.png" xlink:type="simple" xlink:show="embed" xlink:actuate="onLoad" draw:mime-type="image/png"/>
        </draw:frame>
        <draw:frame draw:style-name="gr10" draw:text-style-name="P6" draw:layer="layout" svg:width="1.806cm" svg:height="0.552cm" svg:x="14.271cm" svg:y="1.1cm">
          <draw:text-box>
            <text:p text:style-name="P2"><text:span text:style-name="T4">Container0</text:span></text:p>
          </draw:text-box>
        </draw:frame>
        <draw:frame draw:style-name="gr11" draw:text-style-name="P6" draw:layer="layout" svg:width="1.806cm" svg:height="0.552cm" svg:x="14.272cm" svg:y="1.726cm">
          <draw:text-box>
            <text:p text:style-name="P2"><text:span text:style-name="T4">Container1</text:span></text:p>
          </draw:text-box>
        </draw:frame>
        <draw:frame draw:style-name="gr12" draw:text-style-name="P6" draw:layer="layout" svg:width="1.806cm" svg:height="0.552cm" svg:x="14.273cm" svg:y="2.351cm">
          <draw:text-box>
            <text:p text:style-name="P2"><text:span text:style-name="T4">Container2</text:span></text:p>
          </draw:text-box>
        </draw:frame>
        <draw:frame draw:style-name="gr13" draw:text-style-name="P5" draw:layer="layout" svg:width="0.925cm" svg:height="0.696cm" svg:x="15.8cm" svg:y="3.1cm">
          <draw:text-box>
            <text:p text:style-name="P2"><text:span text:style-name="T3">vm</text:span></text:p>
          </draw:text-box>
        </draw:frame>
        <draw:custom-shape draw:style-name="gr14" draw:text-style-name="P1" draw:layer="layout" svg:width="6.6cm" svg:height="2.5cm" svg:x="10cm" svg:y="0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2.131cm" svg:height="0.911cm" svg:x="9.914cm" svg:y="2.489cm">
          <draw:text-box>
            <text:p><text:span text:style-name="T2">Spoke</text:span></text:p>
            <text:p><text:span text:style-name="T2">Router</text:span></text:p>
          </draw:text-box>
        </draw:frame>
        <draw:line draw:style-name="gr16" draw:text-style-name="P1" draw:layer="layout" svg:x1="5.75cm" svg:y1="3.75cm" svg:x2="11cm" svg:y2="3.75cm">
          <text:p/>
        </draw:line>
        <draw:frame draw:style-name="gr17" draw:text-style-name="P7" draw:layer="layout" svg:width="5.37cm" svg:height="0.696cm" svg:x="5.7cm" svg:y="3.7cm">
          <draw:text-box>
            <text:p><text:span text:style-name="T5">Data VLAN PPPoE Session</text:span></text:p>
          </draw:text-box>
        </draw:frame>
        <draw:custom-shape draw:style-name="gr18" draw:text-style-name="P9" draw:layer="layout" svg:width="1.374cm" svg:height="0.5cm" svg:x="3.776cm" svg:y="0.1cm">
          <text:p text:style-name="P8"><text:span text:style-name="T6"><text:s/></text:span><text:span text:style-name="T6">S-NAT</text:span></text:p>
          <draw:enhanced-geometry svg:viewBox="0 0 21600 21600" draw:mirror-horizontal="true" draw:mirror-vertical="false" draw:type="line-callout-1" draw:modifiers="-3754.47272727273 69197.6047904192 -3927.27272727273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2.15cm" svg:x="10.113cm" svg:y="0.988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C4000000C4E3D56C70996089AA.png" xlink:type="simple" xlink:show="embed" xlink:actuate="onLoad" draw:mime-type="image/png"/>
        </draw:frame>
        <draw:frame draw:style-name="gr19" draw:text-style-name="P10" draw:layer="layout" svg:width="3.465cm" svg:height="0.696cm" svg:x="11.25cm" svg:y="0.5cm">
          <draw:text-box>
            <text:p text:style-name="P2"><text:span text:style-name="T7">Container VLAN</text:span></text:p>
          </draw:text-box>
        </draw:frame>
        <draw:frame draw:style-name="gr19" draw:text-style-name="P12" draw:layer="layout" svg:width="3.677cm" svg:height="0.696cm" svg:x="6.5cm" svg:y="0.804cm">
          <draw:text-box>
            <text:p text:style-name="P11"><text:span text:style-name="T8">Management VLAN</text:span></text:p>
          </draw:text-box>
        </draw:frame>
        <draw:custom-shape draw:style-name="gr20" draw:text-style-name="P14" draw:layer="layout" svg:width="2.499cm" svg:height="0.4cm" draw:transform="skewX (0.00244346095279206) translate (5.401cm 4.3cm)">
          <text:p text:style-name="P13"><text:span text:style-name="T9">static route</text:span></text:p>
          <draw:enhanced-geometry svg:viewBox="0 0 21600 21600" draw:text-areas="0 0 21600 21600" draw:type="pentagon-right" draw:modifiers="18766.0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1.79cm" svg:height="1.2cm" svg:x="4.71cm" svg:y="1.5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201000000A00000006AF3AC289E3BFCF244.png" xlink:type="simple" xlink:show="embed" xlink:actuate="onLoad" draw:mime-type="image/png"/>
        </draw:frame>
        <draw:custom-shape draw:style-name="gr21" draw:text-style-name="P16" draw:layer="layout" svg:width="2.499cm" svg:height="0.4cm" draw:transform="skewX (0.00244346095279206) translate (9.003cm 4.3cm)">
          <text:p text:style-name="P15"><text:span text:style-name="T9">default route</text:span></text:p>
          <draw:enhanced-geometry svg:viewBox="0 0 21600 21600" draw:mirror-vertical="false" draw:mirror-horizontal="true" draw:text-areas="0 0 21600 21600" draw:type="pentagon-right" draw:modifiers="18282.2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Noto Mono" svg:font-family="'Noto Mono'" style:font-pitch="variable"/>
    <style:font-face style:name="Source Code Pro1" svg:font-family="'Source Code Pro'" style:font-pitch="variable"/>
    <style:font-face style:name="Source Code Pro" svg:font-family="'Source Code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20-09-20T09:18:25.861749409</meta:creation-date>
    <dc:date>2020-09-20T10:06:16.363653636</dc:date>
    <dc:creator>Philippe Latu</dc:creator>
    <meta:editing-duration>PT5M14S</meta:editing-duration>
    <meta:editing-cycles>2</meta:editing-cycles>
    <meta:generator>LibreOffice/7.0.0.3$MacOSX_X86_64 LibreOffice_project/8061b3e9204bef6b321a21033174034a5e2ea88e</meta:generator>
    <meta:document-statistic meta:object-count="32"/>
  </office:meta>
</office:document-meta>
</file>